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_20__28_Web_29_">
      <style:paragraph-properties fo:text-align="center" style:justify-single-word="false"/>
    </style:style>
    <style:style style:name="P2" style:family="paragraph" style:parent-style-name="Normal_20__28_Web_29_">
      <style:paragraph-properties fo:text-align="center" style:justify-single-word="false"/>
      <style:text-properties fo:font-size="13.5pt" fo:font-weight="bold" style:font-size-asian="13.5pt" style:font-weight-asian="bold" style:font-size-complex="13.5pt" style:font-weight-complex="bold"/>
    </style:style>
    <style:style style:name="P3" style:family="paragraph" style:parent-style-name="Normal_20__28_Web_29_">
      <style:paragraph-properties fo:text-align="center" style:justify-single-word="false"/>
      <style:text-properties fo:font-size="13.5pt" style:font-size-asian="13.5pt" style:font-size-complex="13.5pt"/>
    </style:style>
    <style:style style:name="P4" style:family="paragraph" style:parent-style-name="Normal_20__28_Web_29_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Normal_20__28_Web_29_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Normal_20__28_Web_29_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Normal_20__28_Web_29_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Normal_20__28_Web_29_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9" style:family="paragraph" style:parent-style-name="Normal_20__28_Web_29_">
      <style:text-properties fo:color="#ff6600" fo:font-style="italic" fo:font-weight="bold" style:font-style-asian="italic" style:font-weight-asian="bold"/>
    </style:style>
    <style:style style:name="P10" style:family="paragraph" style:parent-style-name="Normal_20__28_Web_29_" style:master-page-name="Standard">
      <style:paragraph-properties fo:margin-top="0in" fo:margin-bottom="0.1945in" fo:text-align="center" style:justify-single-word="false" style:page-number="auto"/>
      <style:text-properties fo:font-size="36pt" style:font-size-asian="36pt" style:font-size-complex="36pt"/>
    </style:style>
    <style:style style:name="P11" style:family="paragraph" style:parent-style-name="Preformatted_20_Text">
      <style:paragraph-properties fo:text-align="center" style:justify-single-word="false"/>
      <style:text-properties fo:font-size="13.5pt" style:font-size-asian="13.5pt" style:font-size-complex="13.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13.5pt" fo:font-weight="bold" style:font-size-asian="13.5pt" style:font-weight-asian="bold" style:font-size-complex="13.5pt" style:font-weight-complex="bold"/>
    </style:style>
    <style:style style:name="T4" style:family="text">
      <style:text-properties fo:font-size="13.5pt" style:font-size-asian="13.5pt" style:font-size-complex="13.5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text-position="super 58%" fo:font-size="18pt" style:font-size-asian="18pt" style:font-size-complex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4pt" style:text-underline-style="solid" style:text-underline-width="auto" style:text-underline-color="font-color" style:font-size-asian="24pt" style:font-size-complex="2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<text:span text:style-name="T1">REVERSE ANGLE 26</text:span></text:p>
      <text:p text:style-name="P1"><text:span text:style-name="T2">Over $700 Guaranteed </text:span></text:p>
      <text:p text:style-name="P1"><text:span text:style-name="T3">SATURDAY FEBRUARY 25, 2012 </text:span></text:p>
      <text:p text:style-name="P1">UNC CHARLOTTE-CONE CENTER </text:p>
      <text:p text:style-name="P1">9201 UNIVERSITY CITY BLVD<text:span text:style-name="Strong_20_Emphasis"> </text:span></text:p>
      <text:p text:style-name="P1">CHARLOTTE, NC </text:p>
      <text:p text:style-name="P2">3/SS, G/90</text:p>
      <text:p text:style-name="P1">EF: $20 before  February 23, 2012 </text:p>
      <text:p text:style-name="P1">$25 on site</text:p>
      <text:p text:style-name="P4">USCF 2200+ get FREE ENTRY($20 Deducted from prize)</text:p>
      <text:p text:style-name="P1"><text:span text:style-name="T5">February'12 Rating Supplement Will Be Used</text:span></text:p>
      <text:p text:style-name="P5">ONE 1/2 Point Bye May Be Requested In Any Round!</text:p>
      <text:p text:style-name="P6">Registration 9:15-9:50 </text:p>
      <text:p text:style-name="P6">Rounds 10:00AM, 1:30PM, 4:30PM </text:p>
      <text:p text:style-name="P7">Open </text:p>
      <text:p text:style-name="P1"><text:span text:style-name="T6">1</text:span><text:span text:style-name="T7">st</text:span><text:span text:style-name="T6"> $125 2</text:span><text:span text:style-name="T7">nd</text:span><text:span text:style-name="T6"> $50 </text:span></text:p>
      <text:p text:style-name="P6"><text:soft-page-break/>Best U2000 $35</text:p>
      <text:p text:style-name="P7">U1800</text:p>
      <text:p text:style-name="P1"><text:span text:style-name="T6">1</text:span><text:span text:style-name="T7">st - </text:span><text:span text:style-name="T6">$125 2</text:span><text:span text:style-name="T7">nd </text:span><text:span text:style-name="T6">$50</text:span></text:p>
      <text:p text:style-name="P6">Best U1600 $35</text:p>
      <text:p text:style-name="P7">U1400</text:p>
      <text:p text:style-name="P1"><text:span text:style-name="T6">1</text:span><text:span text:style-name="T7">st</text:span><text:span text:style-name="T6"> $125 2</text:span><text:span text:style-name="T7">nd</text:span><text:span text:style-name="T6"> $50</text:span></text:p>
      <text:p text:style-name="P6">Best U1100 $35</text:p>
      <text:p text:style-name="P8">U1100</text:p>
      <text:p text:style-name="P1"><text:span text:style-name="T6">1</text:span><text:span text:style-name="T7">st</text:span><text:span text:style-name="T6"> 100 2</text:span><text:span text:style-name="T7">nd</text:span><text:span text:style-name="T6"> 35</text:span></text:p>
      <text:p text:style-name="P6">Prizes are unconditionally guaranteed!</text:p>
      <text:p text:style-name="Normal_20__28_Web_29_"><text:span text:style-name="T8"><text:s text:c="46"/></text:span><text:span text:style-name="Strong_20_Emphasis"><text:span text:style-name="T9">Directions</text:span></text:span></text:p>
      <text:p text:style-name="Normal_20__28_Web_29_">*From North of Charlotte on I-77, take Exit 18 (Harris Blvd) Left on Harris, go 7 miles to the exit for UNC Charlotte/Hwy 49. At the bottom of ramp, turn left on University City Blvd. Campus is 1 mile on left </text:p>
      <text:p text:style-name="Normal_20__28_Web_29_">*From North of Charlotte on I-85, merge onto I-485 S via Exit 48 toward US-29. Take the NC-49 exit (exit 33). Turn right onto University City Blvd. UNCC campus will be on right </text:p>
      <text:p text:style-name="Normal_20__28_Web_29_">*From South of Charlotte on I-77, merge onto I-85N via Exit 13 toward Greensboro, then follow I-85 directions below. </text:p>
      <text:p text:style-name="Normal_20__28_Web_29_">*From South of Charlotte on I-85, Merge onto US-29 Byp N via Exit 42 toward NC 49/29. Stay straight to go onto US-29N/NC-49N/N Tryon St. Continue to follow NC-49N. Campus will be on the left. </text:p>
      <text:p text:style-name="P9">NOTE: THERE ARE MANY “SIDE ENTRANCES” TO THE UNCC CAMPUS. IT CAN BE CONFUSING. WE HAVE SIGNS THAT WILL TAKE YOU TO THE <text:soft-page-break/>PROPER PARKING DECK IF YOU COME IN THROUGH THE MAIN ENTRANCE ON UNIVERSITY CITY BLVD (HWAY 49)</text:p>
      <text:p text:style-name="P1">FREE PARKING IN DECK ADJACENT TO CONE CENTER! </text:p>
      <text:p text:style-name="P1">THIS IS A GOOD TOURNAMENT LOCATION WITH ROOM FOR ABOUT 100 PLAYERS! GOOD LIGHTING! NO NOISE! FREE PARKING ON SATURDAYS! AND RESTAURANTS NEARBY! </text:p>
      <text:p text:style-name="P1">FOR QUESTIONS AND ADVANCED ENTRIES CONTACT : </text:p>
      <text:p text:style-name="P3">Gary Newsom</text:p>
      <text:p text:style-name="P1"><text:a xlink:type="simple" xlink:href="mailto:gary.newsom@queencitychess.com"><text:span text:style-name="Internet_20_link"><text:span text:style-name="T4">gary.newsom@queencitychess.com</text:span></text:span></text:a><text:span text:style-name="T4"> </text:span></text:p>
      <text:p text:style-name="P1"><text:span text:style-name="T4">(704)-618-2814</text:span></text:p>
      <text:p text:style-name="P3">Peter Giannatos</text:p>
      <text:p text:style-name="P1"><text:a xlink:type="simple" xlink:href="mailto:peter.Giannatos@queencitychess.com"><text:span text:style-name="Internet_20_link"><text:span text:style-name="T4">peter.giannatos@queencitychess.com</text:span></text:span></text:a><text:span text:style-name="T4"> </text:span></text:p>
      <text:p text:style-name="P11">704-906-0846</text:p>
      <text:p text:style-name="P3"/>
      <text:p text:style-name="P1"> </text:p>
      <text:p text:style-name="P1"> </text:p>
      <text:p text:style-name="Normal_20__28_Web_29_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NNOUNCING </dc:title>
    <meta:initial-creator>Peter Giannatos</meta:initial-creator>
    <meta:creation-date>2011-02-22T12:56:00</meta:creation-date>
    <dc:creator>Gary Newsom</dc:creator>
    <dc:date>2011-12-06T12:21:11.57</dc:date>
    <meta:editing-cycles>2</meta:editing-cycles>
    <meta:editing-duration>PT00H03M00S</meta:editing-duration>
    <meta:generator>OpenOffice.org/3.0$Win32 OpenOffice.org_project/300m15$Build-9379</meta:generator>
    <meta:document-statistic meta:table-count="0" meta:image-count="0" meta:object-count="0" meta:page-count="3" meta:paragraph-count="44" meta:word-count="310" meta:character-count="1864"/>
  </office:meta>
</office:document-meta>
</file>